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3.338cm"/>
    </style:style>
    <style:style style:name="co3" style:family="table-column">
      <style:table-column-properties fo:break-before="auto" style:column-width="9.068cm"/>
    </style:style>
    <style:style style:name="ro1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AC_AttitudeControl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inters</text:p>
          </table:table-cell>
          <table:table-cell office:value-type="string" calcext:value-type="string">
            <text:p>Type</text:p>
          </table:table-cell>
          <table:table-cell table:style-name="ce2"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_attitude_target_quat</text:p>
          </table:table-cell>
          <table:table-cell office:value-type="string" calcext:value-type="string">
            <text:p>att_to_quat</text:p>
          </table:table-cell>
          <table:table-cell office:value-type="string" calcext:value-type="string">
            <text:p>Quaternion</text:p>
          </table:table-cell>
          <table:table-cell office:value-type="string" calcext:value-type="string">
            <text:p>Unit Quaternion</text:p>
          </table:table-cell>
          <table:table-cell office:value-type="string" calcext:value-type="string">
            <text:p>This represents a quaternion rotation <text:span text:style-name="T1">from NED frame to the target</text:span> <text:span text:style-name="T1">attitude</text:span> used in the <text:span text:style-name="T1">attitude controller.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_attitude_target_euler_angle</text:p>
          </table:table-cell>
          <table:table-cell/>
          <table:table-cell office:value-type="string" calcext:value-type="string">
            <text:p>Vector3f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This represents a 321-intrinsic rotation <text:span text:style-name="T1">from NED frame to the target attitude </text:span>used in the <text:span text:style-name="T1">attitude controller</text:span>, in radian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_attitude_target_euler_rate</text:p>
          </table:table-cell>
          <table:table-cell/>
          <table:table-cell office:value-type="string" calcext:value-type="string">
            <text:p>Vector3f</text:p>
          </table:table-cell>
          <table:table-cell office:value-type="string" calcext:value-type="string">
            <text:p>Radians/Second</text:p>
          </table:table-cell>
          <table:table-cell office:value-type="string" calcext:value-type="string">
            <text:p>This represents the <text:span text:style-name="T1">angular velocity of the target attitude</text:span> used in the <text:span text:style-name="T1">attitude controller</text:span> as <text:span text:style-name="T1">321-intrinsic euler angle derivatives</text:span>, in radians per secon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_attitude_target_ang_vel</text:p>
          </table:table-cell>
          <table:table-cell/>
          <table:table-cell office:value-type="string" calcext:value-type="string">
            <text:p>Vector3f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This represents the <text:span text:style-name="T1">angular velocity of the target attitude</text:span> used in the <text:span text:style-name="T1">attitude controlle</text:span>r as an <text:span text:style-name="T1">angular velocity vector</text:span>, in radians per second in the <text:span text:style-name="T1">target attitude frame</text:span>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itude_vehicle_quat</text:p>
          </table:table-cell>
          <table:table-cell office:value-type="string" calcext:value-type="string">
            <text:p>att_from_quat</text:p>
          </table:table-cell>
          <table:table-cell office:value-type="string" calcext:value-type="string">
            <text:p>Quaternion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This represents the <text:span text:style-name="T1">current vehicle attitide</text:span> in quaternion format. Calculated from AHRS valu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itude_error_vector</text:p>
          </table:table-cell>
          <table:table-cell office:value-type="string" calcext:value-type="string">
            <text:p>att_diff_angle, attitude_error_rot_vec_rad</text:p>
          </table:table-cell>
          <table:table-cell office:value-type="string" calcext:value-type="string">
            <text:p>Vector3f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This represents the <text:span text:style-name="T1">attitude error </text:span><text:span text:style-name="T2">as a</text:span><text:span text:style-name="T1"> </text:span><text:span text:style-name="T2">vector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_thrust_error_angle</text:p>
          </table:table-cell>
          <table:table-cell office:value-type="string" calcext:value-type="string">
            <text:p>thrust_vec_do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The <text:span text:style-name="T1">angle between</text:span> the<text:span text:style-name="T1"> target thrust vector</text:span> and the <text:span text:style-name="T1">current thrust vector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_rate_target_ang_vel</text:p>
          </table:table-cell>
          <table:table-cell office:value-type="string" calcext:value-type="string">
            <text:p>rate_target_ang_vel</text:p>
          </table:table-cell>
          <table:table-cell office:value-type="string" calcext:value-type="string">
            <text:p>Vector3f</text:p>
          </table:table-cell>
          <table:table-cell office:value-type="string" calcext:value-type="string">
            <text:p>Radians/Second</text:p>
          </table:table-cell>
          <table:table-cell office:value-type="string" calcext:value-type="string">
            <text:p>This represents the <text:span text:style-name="T1">angular velocity</text:span> in radians per second, used in the <text:span text:style-name="T1">angular velocity controller.</text:span>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#Defines" table:style-name="ta1">
        <table:table-column table:style-name="co3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_ATTITUDE_THRUST_ERROR_ANGLE</text:p>
          </table:table-cell>
          <table:table-cell office:value-type="string" calcext:value-type="string">
            <text:p>radians(30.0f) = 0,523599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Thrust angle error above which yaw corrections are limited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0:08:47.985621779</meta:creation-date>
    <dc:date>2017-04-05T22:49:20.058072507</dc:date>
    <meta:editing-duration>PT2H37M51S</meta:editing-duration>
    <meta:editing-cycles>6</meta:editing-cycles>
    <meta:generator>LibreOffice/4.2.8.2$Linux_X86_64 LibreOffice_project/420m0$Build-2</meta:generator>
    <meta:document-statistic meta:table-count="2" meta:cell-count="50" meta:object-count="0"/>
  </office:meta>
</office:document-meta>
</file>